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0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single" style:text-underline-style="solid" style:text-underline-width="auto" style:text-underline-color="#0000ff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-0.00014in" fo:font-style="normal" style:font-style-asian="normal" style:font-style-complex="normal" style:text-underline-type="single" style:text-underline-style="solid" style:text-underline-width="auto" style:text-underline-color="#0000ff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4921in" fo:padding-bottom="0.04921in" fo:padding-left="0.04921in" fo:padding-right="0.0492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3556in" style:font-size-asian="0.43556in" style:font-size-complex="0.43556in" fo:letter-spacing="-0.0136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3556in" style:font-size-asian="0.43556in" style:font-size-complex="0.43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0.98in" fo:margin-left="0.46299in" fo:margin-right="0in" fo:text-indent="-0.34724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3556in" style:font-size-asian="0.43556in" style:font-size-complex="0.43556in" fo:letter-spacing="-0.0136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single" style:text-underline-style="solid" style:text-underline-width="auto" style:text-underline-color="#0000ff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3556in" style:font-size-asian="0.43556in" style:font-size-complex="0.43556in" fo:letter-spacing="-0.0136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3556in" style:font-size-asian="0.43556in" style:font-size-complex="0.43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98in" fo:margin-left="0.46299in" fo:margin-right="0in" fo:text-indent="-0.34724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3556in" style:font-size-asian="0.43556in" style:font-size-complex="0.43556in" fo:letter-spacing="-0.0136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single" style:text-underline-style="solid" style:text-underline-width="auto" style:text-underline-color="#0000ff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3556in" style:font-size-asian="0.43556in" style:font-size-complex="0.43556in" fo:letter-spacing="-0.0136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3556in" style:font-size-asian="0.43556in" style:font-size-complex="0.43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0.98in" fo:margin-left="0.46299in" fo:margin-right="0in" fo:text-indent="-0.34724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3556in" style:font-size-asian="0.43556in" style:font-size-complex="0.43556in" fo:letter-spacing="-0.0136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3556in" style:font-size-asian="0.43556in" style:font-size-complex="0.43556in" fo:letter-spacing="-0.0136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3556in" style:font-size-asian="0.43556in" style:font-size-complex="0.43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0.98in" fo:margin-left="0.46299in" fo:margin-right="0in" fo:text-indent="-0.34724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3556in" style:font-size-asian="0.43556in" style:font-size-complex="0.43556in" fo:letter-spacing="-0.0136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778in" style:font-size-asian="0.41778in" style:font-size-complex="0.41778in" fo:letter-spacing="-0.0130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3556in" style:font-size-asian="0.43556in" style:font-size-complex="0.43556in" fo:letter-spacing="-0.0136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778in" style:font-size-asian="0.41778in" style:font-size-complex="0.41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0.98in" fo:margin-left="0.46299in" fo:margin-right="0in" fo:text-indent="-0.34724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3556in" style:font-size-asian="0.43556in" style:font-size-complex="0.43556in" fo:letter-spacing="-0.0136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94in" fo:margin-left="0.44409in" fo:margin-right="0in" fo:text-indent="-0.33307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1778in" style:font-size-asian="0.41778in" style:font-size-complex="0.41778in" fo:letter-spacing="-0.0130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single" style:text-underline-style="solid" style:text-underline-width="auto" style:text-underline-color="#0000ff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778in" style:font-size-asian="0.41778in" style:font-size-complex="0.41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2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778in" style:font-size-asian="0.41778in" style:font-size-complex="0.41778in" fo:letter-spacing="-0.0130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778in" style:font-size-asian="0.41778in" style:font-size-complex="0.41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0.94in" fo:margin-left="0.44409in" fo:margin-right="0in" fo:text-indent="-0.33307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1778in" style:font-size-asian="0.41778in" style:font-size-complex="0.41778in" fo:letter-spacing="-0.0130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778in" style:font-size-asian="0.41778in" style:font-size-complex="0.41778in" fo:letter-spacing="-0.0130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778in" style:font-size-asian="0.41778in" style:font-size-complex="0.41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0.94in" fo:margin-left="0.44409in" fo:margin-right="0in" fo:text-indent="-0.33307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1778in" style:font-size-asian="0.41778in" style:font-size-complex="0.41778in" fo:letter-spacing="-0.0130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2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2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3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4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5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6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7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8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9" text:bullet-char="●">
        <style:list-level-properties text:space-before="0.11575in" text:min-label-width="0.34724in"/>
        <style:text-properties fo:color="#000000" fo:font-size="45%"/>
      </text:list-level-style-bullet>
    </text:list-style>
    <text:list-style style:name="a492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25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57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95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2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11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43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69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53">
      <text:list-level-style-bullet text:level="1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2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3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4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5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6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7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8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9" text:bullet-char="●">
        <style:list-level-properties text:space-before="0.11575in" text:min-label-width="0.34724in"/>
        <style:text-properties fo:color="#000000" fo:font-size="45%"/>
      </text:list-level-style-bullet>
    </text:list-style>
    <text:list-style style:name="a48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57">
      <text:list-level-style-bullet text:level="1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2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3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4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5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6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7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8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9" text:bullet-char="●">
        <style:list-level-properties text:space-before="0.11575in" text:min-label-width="0.34724in"/>
        <style:text-properties fo:color="#000000" fo:font-size="45%"/>
      </text:list-level-style-bullet>
    </text:list-style>
    <text:list-style style:name="a470">
      <text:list-level-style-bullet text:level="1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2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3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4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5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6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7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8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9" text:bullet-char="●">
        <style:list-level-properties text:space-before="0.11102in" text:min-label-width="0.33307in"/>
        <style:text-properties fo:color="#000000" fo:font-size="45%"/>
      </text:list-level-style-bullet>
    </text:list-style>
    <text:list-style style:name="a435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0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75">
      <text:list-level-style-bullet text:level="1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2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3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4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5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6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7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8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9" text:bullet-char="●">
        <style:list-level-properties text:space-before="0.11102in" text:min-label-width="0.33307in"/>
        <style:text-properties fo:color="#000000" fo:font-size="45%"/>
      </text:list-level-style-bullet>
    </text:list-style>
    <text:list-style style:name="a545">
      <text:list-level-style-bullet text:level="1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2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3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4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5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6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7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8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9" text:bullet-char="●">
        <style:list-level-properties text:space-before="0.11575in" text:min-label-width="0.34724in"/>
        <style:text-properties fo:color="#000000" fo:font-size="45%"/>
      </text:list-level-style-bullet>
    </text:list-style>
    <text:list-style style:name="a50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39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79">
      <text:list-level-style-bullet text:level="1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2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3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4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5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6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7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8" text:bullet-char="●">
        <style:list-level-properties text:space-before="0.11102in" text:min-label-width="0.33307in"/>
        <style:text-properties fo:color="#000000" fo:font-size="45%"/>
      </text:list-level-style-bullet>
      <text:list-level-style-bullet text:level="9" text:bullet-char="●">
        <style:list-level-properties text:space-before="0.11102in" text:min-label-width="0.33307in"/>
        <style:text-properties fo:color="#000000" fo:font-size="45%"/>
      </text:list-level-style-bullet>
    </text:list-style>
    <text:list-style style:name="a549">
      <text:list-level-style-bullet text:level="1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2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3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4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5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6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7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8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9" text:bullet-char="●">
        <style:list-level-properties text:space-before="0.11575in" text:min-label-width="0.34724in"/>
        <style:text-properties fo:color="#000000" fo:font-size="45%"/>
      </text:list-level-style-bullet>
    </text:list-style>
    <text:list-style style:name="a461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3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573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77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21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</office:automatic-styles>
  <office:body>
    <office:presentation>
      <draw:page draw:name="Slide1" draw:style-name="a420" draw:master-page-name="Master1-Layout2-tx-Title-Slide" presentation:presentation-page-layout-name="Master1-PPL2" draw:id="Slide-256">
        <draw:frame draw:id="id53" draw:style-name="a423" draw:name="TextShape 1" svg:x="0.55118in" svg:y="0.33524in" svg:width="9.92087in" svg:height="1.3689in">
          <draw:text-box>
            <text:p text:style-name="a422" text:class-names="" text:cond-style-name=""><text:span text:style-name="a421" text:class-names="">CSCI-4961-01 Open Source Software</text:span></text:p>
          </draw:text-box>
          <svg:title/>
          <svg:desc/>
        </draw:frame>
        <draw:frame draw:id="id54" draw:style-name="a428" draw:name="TextShape 2" svg:x="0.55118in" svg:y="3.82547in" svg:width="9.92087in" svg:height="1.01324in">
          <draw:text-box>
            <text:p text:style-name="a425" text:class-names="" text:cond-style-name=""><text:span text:style-name="a424" text:class-names="">Wesley Turner</text:span></text:p>
            <text:p text:style-name="a427" text:class-names="" text:cond-style-name=""><text:span text:style-name="a426" text:class-names="">Amos Eaton 207</text:span></text:p>
          </draw:text-box>
          <svg:title/>
          <svg:desc/>
        </draw:frame>
      </draw:page>
      <draw:page draw:name="Slide2" draw:style-name="a429" draw:master-page-name="Master1-Layout3-tx-Title,-Content" presentation:presentation-page-layout-name="Master1-PPL3" draw:id="Slide-257">
        <draw:frame draw:id="id55" draw:style-name="a432" draw:name="TextShape 1" svg:x="0.55118in" svg:y="0.68246in" svg:width="9.92087in" svg:height="0.67445in">
          <draw:text-box>
            <text:p text:style-name="a431" text:class-names="" text:cond-style-name=""><text:span text:style-name="a430" text:class-names="">Licensing</text:span></text:p>
          </draw:text-box>
          <svg:title/>
          <svg:desc/>
        </draw:frame>
        <draw:frame draw:id="id56" draw:style-name="a444" draw:name="TextShape 2" svg:x="0.55118in" svg:y="1.93465in" svg:width="9.92087in" svg:height="4.79488in">
          <draw:text-box>
            <text:list text:style-name="a435">
              <text:list-item>
                <text:p text:style-name="a434" text:class-names="" text:cond-style-name=""><text:span text:style-name="a433" text:class-names="">Our Lecture Slides have <text:s text:c="1"/>greatly benefited from the previous classes taught by Dr. William Schroeder and Dr. Luis Ibanez at RPI,<text:s text:c="1"/></text:span></text:p>
              </text:list-item>
            </text:list>
            <text:list text:style-name="a439">
              <text:list-item>
                <text:p text:style-name="a438" text:class-names="" text:cond-style-name=""><text:span text:style-name="a436" text:class-names="">And by Professor Mukkai Krishnamoorthy who succeeded them in teaching the course</text:span><text:span text:style-name="a437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40" text:class-names="">Creative Commons (CC BY 3.0)<text:s text:c="1"/></text:span><text:span text:style-name="a441" text:class-names=""><text:a xlink:href="http://creativecommons.org/licenses/by/3.0/" text:style-name="" text:visited-style-name="">http://creativecommons.org/licenses/by/3.0/</text:a></text:span></text:p>
              </text:list-item>
            </text:list>
          </draw:text-box>
          <svg:title/>
          <svg:desc/>
        </draw:frame>
        <draw:frame draw:id="id57" draw:style-name="a448" draw:name="TextShape 3" svg:x="2.50039in" svg:y="7.68543in" svg:width="5.63976in" svg:height="0.38191in">
          <draw:text-box>
            <text:p text:style-name="a447" text:class-names="" text:cond-style-name=""><text:span text:style-name="a445" text:class-names=""><text:a xlink:href="http://creativecommons.org/licenses/by/3.0/" text:style-name="" text:visited-style-name="">http://creativecommons.org/licenses/by/3.0/</text:a></text:span><text:span text:style-name="a446" text:class-names=""><text:s text:c="1"/></text:span></text:p>
          </draw:text-box>
          <svg:title/>
          <svg:desc/>
        </draw:frame>
      </draw:page>
      <draw:page draw:name="Slide3" draw:style-name="a449" draw:master-page-name="Master1-Layout3-tx-Title,-Content" presentation:presentation-page-layout-name="Master1-PPL3" draw:id="Slide-258">
        <draw:frame draw:id="id58" draw:style-name="a452" draw:name="TextShape 1" svg:x="0.55118in" svg:y="0.68246in" svg:width="9.92087in" svg:height="0.67445in">
          <draw:text-box>
            <text:p text:style-name="a451" text:class-names="" text:cond-style-name=""><text:span text:style-name="a450" text:class-names="">Reading Material</text:span></text:p>
          </draw:text-box>
          <svg:title/>
          <svg:desc/>
        </draw:frame>
        <draw:frame draw:id="id59" draw:style-name="a462" draw:name="TextShape 2" svg:x="0.55118in" svg:y="1.93465in" svg:width="9.92087in" svg:height="4.79488in">
          <draw:text-box>
            <text:list text:style-name="a457">
              <text:list-item>
                <text:p text:style-name="a456" text:class-names="" text:cond-style-name=""><text:span text:style-name="a453" text:class-names="">Appeared in a paper Free Software/Open Source: Information Society Opportunities for Europe?<text:s text:c="1"/></text:span><text:span text:style-name="a454" text:class-names=""><text:a xlink:href="http://portals.cpl.upc.edu/fctti/formaciopl/index/biblioteca/ue-floss-report/at_download/file.pdf" text:style-name="" text:visited-style-name="">http://portals.cpl.upc.edu/fctti/formaciopl/index/biblioteca/ue-floss-report/at_download/file.pdf</text:a></text:span><text:span text:style-name="a455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8" text:class-names="">Brief history of open source software<text:s text:c="1"/></text:span><text:span text:style-name="a459" text:class-names=""><text:a xlink:href="http://digitalcommons.uconn.edu/cgi/viewcontent.cgi?article=1009&amp;context=libr_pubs" text:style-name="" text:visited-style-name="">http://digitalcommons.uconn.edu/cgi/viewcontent.cgi?article=1009&amp;context=libr_pubs</text:a></text:span></text:p>
              </text:list-item>
            </text:list>
          </draw:text-box>
          <svg:title/>
          <svg:desc/>
        </draw:frame>
      </draw:page>
      <draw:page draw:name="Slide4" draw:style-name="a463" draw:master-page-name="Master1-Layout3-tx-Title,-Content" presentation:presentation-page-layout-name="Master1-PPL3" draw:id="Slide-259">
        <draw:frame draw:id="id60" draw:style-name="a466" draw:name="TextShape 1" svg:x="0.55118in" svg:y="0.68246in" svg:width="9.92087in" svg:height="0.67445in">
          <draw:text-box>
            <text:p text:style-name="a465" text:class-names="" text:cond-style-name=""><text:span text:style-name="a464" text:class-names="">Main Players</text:span></text:p>
          </draw:text-box>
          <svg:title/>
          <svg:desc/>
        </draw:frame>
        <draw:frame draw:id="id61" draw:style-name="a480" draw:name="TextShape 2" svg:x="0.55118in" svg:y="1.93465in" svg:width="9.92087in" svg:height="4.79488in">
          <draw:text-box>
            <text:list text:style-name="a470">
              <text:list-item>
                <text:p text:style-name="a469" text:class-names="" text:cond-style-name=""><text:span text:style-name="a467" text:class-names="">East Coast (MIT) Richard Stallman launched the GNU project – under GNU General Public License (GPL) - Stallman's manifesto:</text:span><text:span text:style-name="a468" text:class-names=""/></text:p>
              </text:list-item>
            </text:list>
            <text:list text:style-name="a475">
              <text:list-item>
                <text:p text:style-name="a474" text:class-names="" text:cond-style-name=""><text:span text:style-name="a471" text:class-names="">S</text:span><text:span text:style-name="a472" text:class-names="">tating that availability of source code and freedom to redistribute and modify software are fundamental rights.<text:s text:c="1"/></text:span><text:span text:style-name="a473" text:class-names=""/></text:p>
              </text:list-item>
            </text:list>
            <text:list text:style-name="a479">
              <text:list-item>
                <text:p text:style-name="a478" text:class-names="" text:cond-style-name=""><text:span text:style-name="a476" text:class-names="">West Coast (UC Berkeley) was improving the UNIX system BSD Unix – supported by DARPA</text:span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3-tx-Title,-Content" presentation:presentation-page-layout-name="Master1-PPL3" draw:id="Slide-260">
        <draw:frame draw:id="id62" draw:style-name="a484" draw:name="TextShape 1" svg:x="0.55118in" svg:y="0.68246in" svg:width="9.92087in" svg:height="0.67445in">
          <draw:text-box>
            <text:p text:style-name="a483" text:class-names="" text:cond-style-name=""><text:span text:style-name="a482" text:class-names="">More from West Coast</text:span></text:p>
          </draw:text-box>
          <svg:title/>
          <svg:desc/>
        </draw:frame>
        <draw:frame draw:id="id63" draw:style-name="a496" draw:name="TextShape 2" svg:x="0.55118in" svg:y="1.93465in" svg:width="9.92087in" svg:height="4.79488in">
          <draw:text-box>
            <text:list text:style-name="a488">
              <text:list-item>
                <text:p text:style-name="a487" text:class-names="" text:cond-style-name=""><text:span text:style-name="a485" text:class-names="">BSD Unix released under BSD License. Kernel requires AT &amp; T Unix license – hence remained proprietary.</text:span><text:span text:style-name="a486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89" text:class-names="">Another important Open Source Project is TeX (a typesetting system by Donald Knuth - Stanford)</text:span><text:span text:style-name="a490" text:class-names=""/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Communities for all of them exist even today</text:span></text:p>
              </text:list-item>
            </text:list>
          </draw:text-box>
          <svg:title/>
          <svg:desc/>
        </draw:frame>
      </draw:page>
      <draw:page draw:name="Slide6" draw:style-name="a497" draw:master-page-name="Master1-Layout3-tx-Title,-Content" presentation:presentation-page-layout-name="Master1-PPL3" draw:id="Slide-261">
        <draw:frame draw:id="id64" draw:style-name="a500" draw:name="TextShape 1" svg:x="0.55118in" svg:y="0.68246in" svg:width="9.92087in" svg:height="0.67445in">
          <draw:text-box>
            <text:p text:style-name="a499" text:class-names="" text:cond-style-name=""><text:span text:style-name="a498" text:class-names="">Communities</text:span></text:p>
          </draw:text-box>
          <svg:title/>
          <svg:desc/>
        </draw:frame>
        <draw:frame draw:id="id65" draw:style-name="a512" draw:name="TextShape 2" svg:x="0.55118in" svg:y="1.93465in" svg:width="9.92087in" svg:height="4.79488in">
          <draw:text-box>
            <text:list text:style-name="a504">
              <text:list-item>
                <text:p text:style-name="a503" text:class-names="" text:cond-style-name=""><text:span text:style-name="a501" text:class-names="">USENET newsgroups and communities formed.</text:span><text:span text:style-name="a502" text:class-names=""/></text:p>
              </text:list-item>
            </text:list>
            <text:list text:style-name="a508">
              <text:list-item>
                <text:p text:style-name="a507" text:class-names="" text:cond-style-name=""><text:span text:style-name="a505" text:class-names="">They were able to patch programs and development was possible,</text:span><text:span text:style-name="a506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X windows (Open Source) funded by consortium of companies.</text:span></text:p>
              </text:list-item>
            </text:list>
          </draw:text-box>
          <svg:title/>
          <svg:desc/>
        </draw:frame>
      </draw:page>
      <draw:page draw:name="Slide7" draw:style-name="a513" draw:master-page-name="Master1-Layout3-tx-Title,-Content" presentation:presentation-page-layout-name="Master1-PPL3" draw:id="Slide-262">
        <draw:frame draw:id="id66" draw:style-name="a516" draw:name="TextShape 1" svg:x="0.55118in" svg:y="0.68246in" svg:width="9.92087in" svg:height="0.67445in">
          <draw:text-box>
            <text:p text:style-name="a515" text:class-names="" text:cond-style-name=""><text:span text:style-name="a514" text:class-names="">Unix Kernel</text:span></text:p>
          </draw:text-box>
          <svg:title/>
          <svg:desc/>
        </draw:frame>
        <draw:frame draw:id="id67" draw:style-name="a529" draw:name="TextShape 2" svg:x="0.55118in" svg:y="1.93465in" svg:width="9.92087in" svg:height="4.79488in">
          <draw:text-box>
            <text:list text:style-name="a521">
              <text:list-item>
                <text:p text:style-name="a520" text:class-names="" text:cond-style-name=""><text:span text:style-name="a517" text:class-names="">Bill Jolitz (UCB) was developing kernel for i386 under Net/2 (free of the copyright form AT&amp;T) – 386 BSD<text:s text:c="1"/></text:span><text:span text:style-name="a518" text:class-names=""><text:a xlink:href="https://en.wikipedia.org/wiki/William_Jolitz" text:style-name="" text:visited-style-name="">https://en.wikipedia.org/wiki/William_Jolitz</text:a></text:span><text:span text:style-name="a519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2" text:class-names="">Linus Torvalds (Finland) – unhappy with Prof. Tannenbaum's minix kernel was implementing linux kernel with GNU software.<text:s text:c="1"/></text:span><text:span text:style-name="a523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386 bSD evolved into NetBSD, FreeBSD, OpenBSD</text:span></text:p>
              </text:list-item>
            </text:list>
          </draw:text-box>
          <svg:title/>
          <svg:desc/>
        </draw:frame>
      </draw:page>
      <draw:page draw:name="Slide8" draw:style-name="a530" draw:master-page-name="Master1-Layout3-tx-Title,-Content" presentation:presentation-page-layout-name="Master1-PPL3" draw:id="Slide-263">
        <draw:frame draw:id="id68" draw:style-name="a533" draw:name="TextShape 1" svg:x="0.55118in" svg:y="0.68246in" svg:width="9.92087in" svg:height="0.67445in">
          <draw:text-box>
            <text:p text:style-name="a532" text:class-names="" text:cond-style-name=""><text:span text:style-name="a531" text:class-names="">Unix Kernel (contd)</text:span></text:p>
          </draw:text-box>
          <svg:title/>
          <svg:desc/>
        </draw:frame>
        <draw:frame draw:id="id69" draw:style-name="a537" draw:name="TextShape 2" svg:x="0.47913in" svg:y="1.9in" svg:width="9.92087in" svg:height="4.79488in">
          <draw:text-box>
            <text:list text:style-name="a536">
              <text:list-item>
                <text:p text:style-name="a535" text:class-names="" text:cond-style-name=""><text:span text:style-name="a534" text:class-names=""><text:s text:c="2"/>Linux Kernel evolved into many GNU/Linux distributions (Slakware, Debian, Red Hat and many more)</text:span></text:p>
              </text:list-item>
            </text:list>
          </draw:text-box>
          <svg:title/>
          <svg:desc/>
        </draw:frame>
      </draw:page>
      <draw:page draw:name="Slide9" draw:style-name="a538" draw:master-page-name="Master1-Layout3-tx-Title,-Content" presentation:presentation-page-layout-name="Master1-PPL3" draw:id="Slide-264">
        <draw:frame draw:id="id70" draw:style-name="a541" draw:name="TextShape 1" svg:x="0.55118in" svg:y="0.33524in" svg:width="9.92087in" svg:height="1.3689in">
          <draw:text-box>
            <text:p text:style-name="a540" text:class-names="" text:cond-style-name=""><text:span text:style-name="a539" text:class-names="">More High Quality <text:s text:c="1"/>Open Source Development</text:span></text:p>
          </draw:text-box>
          <svg:title/>
          <svg:desc/>
        </draw:frame>
        <draw:frame draw:id="id71" draw:style-name="a561" draw:name="TextShape 2" svg:x="0.55118in" svg:y="1.93465in" svg:width="9.92087in" svg:height="4.79488in">
          <draw:text-box>
            <text:list text:style-name="a545">
              <text:list-item>
                <text:p text:style-name="a544" text:class-names="" text:cond-style-name=""><text:span text:style-name="a542" text:class-names="">Apache (Widely used WWW server)</text:span><text:span text:style-name="a543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6" text:class-names="">Perl, (an interpreted language with lots of libraries – bio-informatics)</text:span><text:span text:style-name="a547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50" text:class-names="">R (origin in AT&amp;T Used by Statisticians and Data Analysts)</text:span><text:span text:style-name="a551" text:class-names=""/></text:p>
              </text:list-item>
            </text:list>
            <text:list text:style-name="a557">
              <text:list-item>
                <text:p text:style-name="a556" text:class-names="" text:cond-style-name=""><text:span text:style-name="a554" text:class-names="">Mozilla/Firefox – WWW Browser (origin Netscape)</text:span><text:span text:style-name="a555" text:class-names=""/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GNOME/KDE – Desktop Environment – Used for nonspecialists</text:span></text:p>
              </text:list-item>
            </text:list>
          </draw:text-box>
          <svg:title/>
          <svg:desc/>
        </draw:frame>
      </draw:page>
      <draw:page draw:name="Slide10" draw:style-name="a562" draw:master-page-name="Master1-Layout3-tx-Title,-Content" presentation:presentation-page-layout-name="Master1-PPL3" draw:id="Slide-265">
        <draw:frame draw:id="id72" draw:style-name="a565" draw:name="TextShape 1" svg:x="0.55118in" svg:y="0.68246in" svg:width="9.92087in" svg:height="0.67445in">
          <draw:text-box>
            <text:p text:style-name="a564" text:class-names="" text:cond-style-name=""><text:span text:style-name="a563" text:class-names="">More Open Source</text:span></text:p>
          </draw:text-box>
          <svg:title/>
          <svg:desc/>
        </draw:frame>
        <draw:frame draw:id="id73" draw:style-name="a578" draw:name="TextShape 2" svg:x="0.55118in" svg:y="1.93465in" svg:width="9.92087in" svg:height="4.79488in">
          <draw:text-box>
            <text:list text:style-name="a569">
              <text:list-item>
                <text:p text:style-name="a568" text:class-names="" text:cond-style-name=""><text:span text:style-name="a566" text:class-names="">Python, Java, GO – Programming Languages<text:s text:c="1"/></text:span><text:span text:style-name="a567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70" text:class-names="">Open Data</text:span><text:span text:style-name="a571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4" text:class-names="">Open Research – Making the data and computations Public</text:span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3-tx-Title,-Content" presentation:presentation-page-layout-name="Master1-PPL3" draw:id="Slide-266">
        <draw:frame draw:id="id74" draw:style-name="a582" draw:name="TextShape 1" svg:x="0.55118in" svg:y="0.68246in" svg:width="9.92087in" svg:height="0.67445in">
          <draw:text-box>
            <text:p text:style-name="a581" text:class-names="" text:cond-style-name=""><text:span text:style-name="a580" text:class-names="">Questions and Discussion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 Slide">
      <presentation:placeholder presentation:object="page-number" svg:x="5.32338in" svg:y="7.6594in" svg:width="2.56991in" svg:height="0.44445in"/>
    </style:presentation-page-layout>
    <style:presentation-page-layout style:name="Master1-PPL2" style:display-name="Title Slide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page-number" svg:x="5.32338in" svg:y="7.6594in" svg:width="2.56991in" svg:height="0.44445in"/>
    </style:presentation-page-layout>
    <style:presentation-page-layout style:name="Master1-PPL3" style:display-name="Title, Conten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page-number" svg:x="5.32338in" svg:y="7.6594in" svg:width="2.56991in" svg:height="0.44445in"/>
    </style:presentation-page-layout>
    <style:presentation-page-layout style:name="Master1-PPL4" style:display-name="Title, 2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4.79488in"/>
      <presentation:placeholder presentation:object="outline" svg:x="5.63504in" svg:y="1.93465in" svg:width="4.84134in" svg:height="4.79488in"/>
      <presentation:placeholder presentation:object="page-number" svg:x="5.32338in" svg:y="7.6594in" svg:width="2.56991in" svg:height="0.44445in"/>
    </style:presentation-page-layout>
    <style:presentation-page-layout style:name="Master1-PPL5" style:display-name="Title Only">
      <presentation:placeholder presentation:object="title" svg:x="0.55118in" svg:y="0.32953in" svg:width="9.92087in" svg:height="1.38031in"/>
      <presentation:placeholder presentation:object="page-number" svg:x="5.32338in" svg:y="7.6594in" svg:width="2.56991in" svg:height="0.44445in"/>
    </style:presentation-page-layout>
    <style:presentation-page-layout style:name="Master1-PPL6" style:display-name="Centered Text">
      <presentation:placeholder presentation:object="outline" svg:x="0.55118in" svg:y="0.32953in" svg:width="9.92087in" svg:height="6.39961in"/>
      <presentation:placeholder presentation:object="page-number" svg:x="5.32338in" svg:y="7.6594in" svg:width="2.56991in" svg:height="0.44445in"/>
    </style:presentation-page-layout>
    <style:presentation-page-layout style:name="Master1-PPL7" style:display-name="Title, 2 Content and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2.28701in"/>
      <presentation:placeholder presentation:object="outline" svg:x="0.55118in" svg:y="4.43937in" svg:width="4.84134in" svg:height="2.28701in"/>
      <presentation:placeholder presentation:object="page-number" svg:x="5.32338in" svg:y="7.6594in" svg:width="2.56991in" svg:height="0.44445in"/>
    </style:presentation-page-layout>
    <style:presentation-page-layout style:name="Master1-PPL8" style:display-name="Title Content and 2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4.79488in"/>
      <presentation:placeholder presentation:object="outline" svg:x="5.63504in" svg:y="4.43937in" svg:width="4.84134in" svg:height="2.28701in"/>
      <presentation:placeholder presentation:object="page-number" svg:x="5.32338in" svg:y="7.6594in" svg:width="2.56991in" svg:height="0.44445in"/>
    </style:presentation-page-layout>
    <style:presentation-page-layout style:name="Master1-PPL9" style:display-name="Title, 2 Content over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2.28701in"/>
      <presentation:placeholder presentation:object="outline" svg:x="0.55118in" svg:y="4.43937in" svg:width="9.92087in" svg:height="2.28701in"/>
      <presentation:placeholder presentation:object="page-number" svg:x="5.32338in" svg:y="7.6594in" svg:width="2.56991in" svg:height="0.44445in"/>
    </style:presentation-page-layout>
    <style:presentation-page-layout style:name="Master1-PPL10" style:display-name="Title, Content over Content">
      <presentation:placeholder presentation:object="title" svg:x="0.55118in" svg:y="0.32953in" svg:width="9.92087in" svg:height="1.38031in"/>
      <presentation:placeholder presentation:object="outline" svg:x="0.55118in" svg:y="1.93465in" svg:width="9.92087in" svg:height="2.28701in"/>
      <presentation:placeholder presentation:object="outline" svg:x="0.55118in" svg:y="4.43937in" svg:width="9.92087in" svg:height="2.28701in"/>
      <presentation:placeholder presentation:object="page-number" svg:x="5.32338in" svg:y="7.6594in" svg:width="2.56991in" svg:height="0.44445in"/>
    </style:presentation-page-layout>
    <style:presentation-page-layout style:name="Master1-PPL11" style:display-name="Title, 4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2.28701in"/>
      <presentation:placeholder presentation:object="outline" svg:x="5.63504in" svg:y="4.43937in" svg:width="4.84134in" svg:height="2.28701in"/>
      <presentation:placeholder presentation:object="page-number" svg:x="5.32338in" svg:y="7.6594in" svg:width="2.56991in" svg:height="0.44445in"/>
    </style:presentation-page-layout>
    <style:presentation-page-layout style:name="Master1-PPL12" style:display-name="Title, 6 Content">
      <presentation:placeholder presentation:object="title" svg:x="0.55118in" svg:y="0.32953in" svg:width="9.92087in" svg:height="1.38031in"/>
      <presentation:placeholder presentation:object="outline" svg:x="0.55118in" svg:y="1.93465in" svg:width="3.1941in" svg:height="2.28701in"/>
      <presentation:placeholder presentation:object="outline" svg:x="7.25945in" svg:y="4.43937in" svg:width="3.1941in" svg:height="2.28701in"/>
      <presentation:placeholder presentation:object="page-number" svg:x="5.32338in" svg:y="7.6594in" svg:width="2.56991in" svg:height="0.44445in"/>
    </style:presentation-page-layout>
    <style:style style:family="table-cell" style:name="a417">
      <style:table-cell-properties fo:background-color="transparent" fo:border-top="0.01389in solid #000000" fo:border-bottom="0.02778in solid #000000" fo:border-left="0.01389in solid #000000" fo:border-right="0.01389in solid #000000"/>
      <style:text-properties fo:color="#000000" fo:font-family="Arial" style:font-family-asian="Arial" style:font-family-complex="Arial" fo:font-weight="bold" style:font-weight-asian="bold" style:font-weight-complex="bold"/>
    </style:style>
    <style:style style:family="table-cell" style:name="a418">
      <style:table-cell-properties fo:background-color="transparent" fo:border-top="0.05556in solid #000000" fo:border-bottom="0.01389in solid #000000" fo:border-left="0.01389in solid #000000" fo:border-right="0.01389in solid #000000"/>
      <style:text-properties fo:color="#000000" fo:font-family="Arial" style:font-family-asian="Arial" style:font-family-complex="Arial" fo:font-weight="bold" style:font-weight-asian="bold" style:font-weight-complex="bold"/>
    </style:style>
    <style:style style:family="table-cell" style:name="a419">
      <style:table-cell-properties fo:background-color="#000000" fo:border-top="0.01389in solid #000000" fo:border-bottom="0.01389in solid #000000" fo:border-left="0.01389in solid #000000" fo:border-right="0.01389in solid #000000"/>
      <style:text-properties fo:color="#000000" fo:font-family="Arial" style:font-family-asian="Arial" style:font-family-complex="Arial" fo:font-weight="bold" style:font-weight-asian="bold" style:font-weight-complex="bold"/>
    </style:style>
    <style:style style:family="table-cell" style:name="a400">
      <style:table-cell-properties fo:background-color="#fcdcce" fo:border-top="0.01389in solid #ffffff" fo:border-bottom="0.01389in solid #ffffff" fo:border-left="0.01389in solid #ffffff" fo:border-right="0.01389in solid #ffffff"/>
      <style:text-properties fo:color="#000000" fo:font-family="Arial" style:font-family-asian="Arial" style:font-family-complex="Arial"/>
    </style:style>
    <style:style style:family="table-cell" style:name="a401">
      <style:table-cell-properties fo:background-color="#fdeee8"/>
      <style:text-properties/>
    </style:style>
    <style:style style:family="table-cell" style:name="a402">
      <style:table-cell-properties fo:background-color="#f79646" fo:border-top="0.01389in solid #ffffff" fo:border-bottom="0.04167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03">
      <style:table-cell-properties fo:background-color="#f79646" fo:border-top="0.04167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04">
      <style:table-cell-properties fo:background-color="#f79646" fo:border-top="0.01389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05">
      <style:table-cell-properties fo:background-color="#e6e6e6"/>
      <style:text-properties fo:color="#000000" fo:font-family="Arial" style:font-family-asian="Arial" style:font-family-complex="Arial"/>
    </style:style>
    <style:style style:family="table-cell" style:name="a406">
      <style:table-cell-properties fo:background-color="#ffffff"/>
      <style:text-properties/>
    </style:style>
    <style:style style:family="table-cell" style:name="a407">
      <style:table-cell-properties fo:background-color="#4f81bd" fo:border-top="0.02778in solid #000000" fo:border-bottom="0.02778in solid #000000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08">
      <style:table-cell-properties fo:background-color="#ffffff" fo:border-top="0.05556in solid #000000" fo:border-bottom="0.02778in solid #000000"/>
      <style:text-properties fo:color="#000000" fo:font-family="Arial" style:font-family-asian="Arial" style:font-family-complex="Arial" fo:font-weight="bold" style:font-weight-asian="bold" style:font-weight-complex="bold"/>
    </style:style>
    <style:style style:family="table-cell" style:name="a409">
      <style:table-cell-properties fo:background-color="#4f81bd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390">
      <style:table-cell-properties fo:background-color="#cfd7e7" fo:border-top="0.01389in solid #ffffff" fo:border-bottom="0.01389in solid #ffffff" fo:border-left="0.01389in solid #ffffff" fo:border-right="0.01389in solid #ffffff"/>
      <style:text-properties fo:color="#000000" fo:font-family="Arial" style:font-family-asian="Arial" style:font-family-complex="Arial"/>
    </style:style>
    <style:style style:family="table-cell" style:name="a391">
      <style:table-cell-properties fo:background-color="#e8ecf4"/>
      <style:text-properties/>
    </style:style>
    <style:style style:family="table-cell" style:name="a392">
      <style:table-cell-properties fo:background-color="#4f81bd" fo:border-top="0.01389in solid #ffffff" fo:border-bottom="0.04167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393">
      <style:table-cell-properties fo:background-color="#4f81bd" fo:border-top="0.04167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394">
      <style:table-cell-properties fo:background-color="#4f81bd" fo:border-top="0.01389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395">
      <style:table-cell-properties fo:background-color="#dee7d0" fo:border-top="0.01389in solid #ffffff" fo:border-bottom="0.01389in solid #ffffff" fo:border-left="0.01389in solid #ffffff" fo:border-right="0.01389in solid #ffffff"/>
      <style:text-properties fo:color="#000000" fo:font-family="Arial" style:font-family-asian="Arial" style:font-family-complex="Arial"/>
    </style:style>
    <style:style style:family="table-cell" style:name="a396">
      <style:table-cell-properties fo:background-color="#eff3e9"/>
      <style:text-properties/>
    </style:style>
    <style:style style:family="table-cell" style:name="a397">
      <style:table-cell-properties fo:background-color="#9bbb59" fo:border-top="0.01389in solid #ffffff" fo:border-bottom="0.04167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398">
      <style:table-cell-properties fo:background-color="#9bbb59" fo:border-top="0.04167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10">
      <style:table-cell-properties fo:background-color="#cacaca" fo:border-top="0.01389in solid #ffffff" fo:border-bottom="0.01389in solid #ffffff" fo:border-left="0.01389in solid #ffffff" fo:border-right="0.01389in solid #ffffff"/>
      <style:text-properties fo:color="#000000" fo:font-family="Arial" style:font-family-asian="Arial" style:font-family-complex="Arial"/>
    </style:style>
    <style:style style:family="table-cell" style:name="a399">
      <style:table-cell-properties fo:background-color="#9bbb59" fo:border-top="0.01389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11">
      <style:table-cell-properties fo:background-color="#e6e6e6"/>
      <style:text-properties/>
    </style:style>
    <style:style style:family="table-cell" style:name="a412">
      <style:table-cell-properties fo:background-color="#000000" fo:border-top="0.01389in solid #ffffff" fo:border-bottom="0.04167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13">
      <style:table-cell-properties fo:background-color="#000000" fo:border-top="0.04167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14">
      <style:table-cell-properties fo:background-color="#000000" fo:border-top="0.01389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15">
      <style:table-cell-properties fo:background-color="#000000" fo:border-top="0.01389in solid #000000" fo:border-bottom="0.01389in solid #000000" fo:border-left="0.01389in solid #000000" fo:border-right="0.01389in solid #000000"/>
      <style:text-properties fo:color="#000000" fo:font-family="Arial" style:font-family-asian="Arial" style:font-family-complex="Arial"/>
    </style:style>
    <style:style style:family="table-cell" style:name="a416">
      <style:table-cell-properties fo:background-color="#ffffff"/>
      <style:text-properties/>
    </style:style>
    <style:default-style style:family="graphic">
      <style:graphic-properties draw:fill="solid" draw:fill-color="#ffffff" draw:opacity="100%" draw:stroke="solid" svg:stroke-width="0.02778in" svg:stroke-color="#4f81bd" svg:stroke-opacity="100%" draw:stroke-linejoin="round" svg:stroke-linecap="butt" draw:shadow="visible" draw:shadow-offset-x="0in" draw:shadow-offset-y="0.02515in" draw:shadow-color="#000000" draw:shadow-opacity="35%"/>
    </style:default-style>
    <table:table-template table:name="{2708684C-4D16-4618-839F-0558EEFCDFE6}">
      <table:first-row table:style-name="a417" table:paragraph-style-name=""/>
      <table:last-row table:style-name="a418" table:paragraph-style-name=""/>
      <table:first-column table:style-name="a419" table:paragraph-style-name=""/>
      <table:body table:style-name="a415" table:paragraph-style-name=""/>
      <table:even-rows table:style-name="a416" table:paragraph-style-name=""/>
    </table:table-template>
    <table:table-template table:name="{4C3C2611-4C71-4FC5-86AE-919BDF0F9419}">
      <table:first-row table:style-name="a392" table:paragraph-style-name=""/>
      <table:last-row table:style-name="a393" table:paragraph-style-name=""/>
      <table:first-column table:style-name="a394" table:paragraph-style-name=""/>
      <table:body table:style-name="a390" table:paragraph-style-name=""/>
      <table:even-rows table:style-name="a391" table:paragraph-style-name=""/>
    </table:table-template>
    <table:table-template table:name="{C7B018BB-80A7-4F77-B60F-C8B233D01FF8}">
      <table:first-row table:style-name="a397" table:paragraph-style-name=""/>
      <table:last-row table:style-name="a398" table:paragraph-style-name=""/>
      <table:first-column table:style-name="a399" table:paragraph-style-name=""/>
      <table:body table:style-name="a395" table:paragraph-style-name=""/>
      <table:even-rows table:style-name="a396" table:paragraph-style-name=""/>
    </table:table-template>
    <table:table-template table:name="{EEE7283C-3CF3-47DC-8721-378D4A62B228}">
      <table:first-row table:style-name="a402" table:paragraph-style-name=""/>
      <table:last-row table:style-name="a403" table:paragraph-style-name=""/>
      <table:first-column table:style-name="a404" table:paragraph-style-name=""/>
      <table:body table:style-name="a400" table:paragraph-style-name=""/>
      <table:even-rows table:style-name="a401" table:paragraph-style-name=""/>
    </table:table-template>
    <table:table-template table:name="{CF821DB8-F4EB-4A41-A1BA-3FCAFE7338EE}">
      <table:first-row table:style-name="a407" table:paragraph-style-name=""/>
      <table:last-row table:style-name="a408" table:paragraph-style-name=""/>
      <table:first-column table:style-name="a409" table:paragraph-style-name=""/>
      <table:body table:style-name="a405" table:paragraph-style-name=""/>
      <table:even-rows table:style-name="a406" table:paragraph-style-name=""/>
    </table:table-template>
    <table:table-template table:name="{33BA23B1-9221-436E-865A-0063620EA4FD}">
      <table:first-row table:style-name="a412" table:paragraph-style-name=""/>
      <table:last-row table:style-name="a413" table:paragraph-style-name=""/>
      <table:first-column table:style-name="a414" table:paragraph-style-name=""/>
      <table:body table:style-name="a410" table:paragraph-style-name=""/>
      <table:even-rows table:style-name="a411" table:paragraph-style-name=""/>
    </table:table-template>
  </office:styles>
  <office:automatic-styles>
    <style:page-layout style:name="pageLayout1">
      <style:page-layout-properties fo:page-width="11.01389in" fo:page-height="8.26389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3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6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9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78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7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2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7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7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71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360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111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74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99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36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115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77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292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52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36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5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320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34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32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27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52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12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180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32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279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15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25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18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18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30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10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18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13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14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16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143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16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80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146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83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372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149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351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37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102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354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105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282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43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357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332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108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26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85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46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311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288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49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24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314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243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317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171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22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46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174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9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22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49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177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152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20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38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Text" svg:x="0.55069in" svg:y="0.11095in" svg:width="9.9125in" svg:height="1.81729in" presentation:class="title" presentation:placeholder="false">
        <draw:text-box>
          <text:p text:style-name="a2" text:class-names="" text:cond-style-name=""><text:span text:style-name="a1" text:class-names="">Title Text</text:span></text:p>
        </draw:text-box>
        <svg:title/>
        <svg:desc/>
      </draw:frame>
      <draw:frame draw:id="id1" presentation:style-name="a19" draw:name="Body Level One…" svg:x="0.55069in" svg:y="1.92824in" svg:width="9.9125in" svg:height="6.335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Body Level On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Body Level Tw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lide Number" svg:x="5.32338in" svg:y="7.6594in" svg:width="2.56991in" svg:height="0.44445in" presentation:class="page-number" presentation:placeholder="false">
        <draw:text-box>
          <text:p text:style-name="a21" text:class-names="" text:cond-style-name=""><text:span text:style-name="a20" text:class-names=""><text:page-number style:num-format="1" text:fixed="false"/></text:span></text:p>
        </draw:text-box>
        <svg:title/>
        <svg:desc/>
      </draw:frame>
      <presentation:notes style:page-layout-name="pageLayout2" draw:style-name="a27">
        <draw:page-thumbnail svg:x="1.25in" svg:y="0.75in" svg:width="5in" svg:height="3.75in" presentation:class="page" draw:id="id3" presentation:style-name="a23" draw:name="Shape 130">
          <svg:title/>
          <svg:desc/>
        </draw:page-thumbnail>
        <draw:frame draw:id="id4" presentation:style-name="a26" draw:name="Shape 131" svg:x="1in" svg:y="4.75in" svg:width="5.5in" svg:height="4.5in" presentation:class="notes" presentation:placeholder="false">
          <draw:text-box>
            <text:p text:style-name="a25" text:class-names="" text:cond-style-name=""><text:span text:style-name="a24" text:class-names=""/></text:p>
          </draw:text-box>
          <svg:title/>
          <svg:desc/>
        </draw:frame>
      </presentation:notes>
    </style:master-page>
    <style:master-page style:name="Master1-Layout1-tx-Blank-Slide" style:page-layout-name="pageLayout1" draw:style-name="a28">
      <draw:frame draw:id="id5" presentation:style-name="a31" draw:name="Slide Number" svg:x="5.32338in" svg:y="7.6594in" svg:width="2.56991in" svg:height="0.44445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36">
        <draw:page-thumbnail svg:x="1.25in" svg:y="0.75in" svg:width="5in" svg:height="3.75in" presentation:class="page" draw:id="id3" presentation:style-name="a32" draw:name="Shape 130">
          <svg:title/>
          <svg:desc/>
        </draw:page-thumbnail>
        <draw:frame draw:id="id4" presentation:style-name="a35" draw:name="Shape 131" svg:x="1in" svg:y="4.75in" svg:width="5.5in" svg:height="4.5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</presentation:notes>
    </style:master-page>
    <style:master-page style:name="Master1-Layout2-tx-Title-Slide" style:page-layout-name="pageLayout1" draw:style-name="a37">
      <draw:frame draw:id="id6" presentation:style-name="a40" draw:name="Title Text" svg:x="0.55118in" svg:y="0.32953in" svg:width="9.92087in" svg:height="1.38031in" presentation:class="title" presentation:placeholder="false">
        <draw:text-box>
          <text:p text:style-name="a39" text:class-names="" text:cond-style-name=""><text:span text:style-name="a38" text:class-names="">Title Text</text:span></text:p>
        </draw:text-box>
        <svg:title/>
        <svg:desc/>
      </draw:frame>
      <draw:frame draw:id="id7" presentation:style-name="a56" draw:name="Body Level One…" svg:x="0.55118in" svg:y="1.93465in" svg:width="9.92087in" svg:height="4.79488in" presentation:class="outline" presentation:placeholder="false">
        <draw:text-box>
          <text:list text:style-name="a43">
            <text:list-item>
              <text:p text:style-name="a42" text:class-names="" text:cond-style-name=""><text:span text:style-name="a41" text:class-names="">Body Level One</text:span></text:p>
            </text:list-item>
          </text:list>
          <text:list text:style-name="a46">
            <text:list-item>
              <text:list text:style-name="a46">
                <text:list-item>
                  <text:p text:style-name="a45" text:class-names="" text:cond-style-name=""><text:span text:style-name="a44" text:class-names="">Body Level Two</text:span></text:p>
                </text:list-item>
              </text:list>
            </text:list-item>
          </text:list>
          <text:list text:style-name="a49">
            <text:list-item>
              <text:list text:style-name="a49">
                <text:list-item>
                  <text:list text:style-name="a49">
                    <text:list-item>
                      <text:p text:style-name="a48" text:class-names="" text:cond-style-name=""><text:span text:style-name="a47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52">
            <text:list-item>
              <text:list text:style-name="a52">
                <text:list-item>
                  <text:list text:style-name="a52">
                    <text:list-item>
                      <text:list text:style-name="a52">
                        <text:list-item>
                          <text:p text:style-name="a51" text:class-names="" text:cond-style-name=""><text:span text:style-name="a50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">
            <text:list-item>
              <text:list text:style-name="a55">
                <text:list-item>
                  <text:list text:style-name="a55">
                    <text:list-item>
                      <text:list text:style-name="a55">
                        <text:list-item>
                          <text:list text:style-name="a55">
                            <text:list-item>
                              <text:p text:style-name="a54" text:class-names="" text:cond-style-name=""><text:span text:style-name="a53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59" draw:name="Slide Number" svg:x="5.32338in" svg:y="7.6594in" svg:width="2.56991in" svg:height="0.44445in" presentation:class="page-number" presentation:placeholder="false">
        <draw:text-box>
          <text:p text:style-name="a58" text:class-names="" text:cond-style-name=""><text:span text:style-name="a57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page-thumbnail svg:x="1.25in" svg:y="0.75in" svg:width="5in" svg:height="3.75in" presentation:class="page" draw:id="id3" presentation:style-name="a60" draw:name="Shape 130">
          <svg:title/>
          <svg:desc/>
        </draw:page-thumbnail>
        <draw:frame draw:id="id4" presentation:style-name="a63" draw:name="Shape 131" svg:x="1in" svg:y="4.75in" svg:width="5.5in" svg:height="4.5in" presentation:class="notes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</presentation:notes>
    </style:master-page>
    <style:master-page style:name="Master1-Layout3-tx-Title,-Content" style:page-layout-name="pageLayout1" draw:style-name="a65">
      <draw:frame draw:id="id9" presentation:style-name="a68" draw:name="Title Text" svg:x="0.55118in" svg:y="0.32953in" svg:width="9.92087in" svg:height="1.38031in" presentation:class="title" presentation:placeholder="false">
        <draw:text-box>
          <text:p text:style-name="a67" text:class-names="" text:cond-style-name=""><text:span text:style-name="a66" text:class-names="">Title Text</text:span></text:p>
        </draw:text-box>
        <svg:title/>
        <svg:desc/>
      </draw:frame>
      <draw:frame draw:id="id10" presentation:style-name="a84" draw:name="Body Level One…" svg:x="0.55118in" svg:y="1.93465in" svg:width="9.92087in" svg:height="4.79488in" presentation:class="outline" presentation:placeholder="false">
        <draw:text-box>
          <text:list text:style-name="a71">
            <text:list-item>
              <text:p text:style-name="a70" text:class-names="" text:cond-style-name=""><text:span text:style-name="a69" text:class-names="">Body Level One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Body Level Two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list text:style-name="a83">
                            <text:list-item>
                              <text:p text:style-name="a82" text:class-names="" text:cond-style-name=""><text:span text:style-name="a81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" presentation:style-name="a87" draw:name="Slide Number" svg:x="5.32338in" svg:y="7.6594in" svg:width="2.56991in" svg:height="0.44445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92">
        <draw:page-thumbnail svg:x="1.25in" svg:y="0.75in" svg:width="5in" svg:height="3.75in" presentation:class="page" draw:id="id3" presentation:style-name="a88" draw:name="Shape 130">
          <svg:title/>
          <svg:desc/>
        </draw:page-thumbnail>
        <draw:frame draw:id="id4" presentation:style-name="a91" draw:name="Shape 131" svg:x="1in" svg:y="4.75in" svg:width="5.5in" svg:height="4.5in" presentation:class="notes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</presentation:notes>
    </style:master-page>
    <style:master-page style:name="Master1-Layout4-tx-Title,-2-Content" style:page-layout-name="pageLayout1" draw:style-name="a93">
      <draw:frame draw:id="id12" presentation:style-name="a96" draw:name="Title Text" svg:x="0.55118in" svg:y="0.32953in" svg:width="9.92087in" svg:height="1.38031in" presentation:class="title" presentation:placeholder="false">
        <draw:text-box>
          <text:p text:style-name="a95" text:class-names="" text:cond-style-name=""><text:span text:style-name="a94" text:class-names="">Title Text</text:span></text:p>
        </draw:text-box>
        <svg:title/>
        <svg:desc/>
      </draw:frame>
      <draw:frame draw:id="id13" presentation:style-name="a112" draw:name="Body Level One…" svg:x="0.55118in" svg:y="1.93465in" svg:width="4.84134in" svg:height="4.79488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>Body Level One</text:span></text:p>
            </text:list-item>
          </text:list>
          <text:list text:style-name="a102">
            <text:list-item>
              <text:list text:style-name="a102">
                <text:list-item>
                  <text:p text:style-name="a101" text:class-names="" text:cond-style-name=""><text:span text:style-name="a100" text:class-names="">Body Level Two</text:span></text:p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p text:style-name="a104" text:class-names="" text:cond-style-name=""><text:span text:style-name="a103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p text:style-name="a107" text:class-names="" text:cond-style-name=""><text:span text:style-name="a106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list text:style-name="a111">
                            <text:list-item>
                              <text:p text:style-name="a110" text:class-names="" text:cond-style-name=""><text:span text:style-name="a109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116" draw:name="PlaceHolder 3" svg:x="5.63504in" svg:y="1.93465in" svg:width="4.84134in" svg:height="4.79488in" presentation:class="outline" presentation:placeholder="false">
        <draw:text-box>
          <text:list text:style-name="a115">
            <text:list-item>
              <text:p text:style-name="a114" text:class-names="" text:cond-style-name=""><text:span text:style-name="a113" text:class-names=""/></text:p>
            </text:list-item>
          </text:list>
        </draw:text-box>
        <svg:title/>
        <svg:desc/>
      </draw:frame>
      <draw:frame draw:id="id15" presentation:style-name="a119" draw:name="Slide Number" svg:x="5.32338in" svg:y="7.6594in" svg:width="2.56991in" svg:height="0.44445in" presentation:class="page-number" presentation:placeholder="false">
        <draw:text-box>
          <text:p text:style-name="a118" text:class-names="" text:cond-style-name=""><text:span text:style-name="a117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5in" svg:y="0.75in" svg:width="5in" svg:height="3.75in" presentation:class="page" draw:id="id3" presentation:style-name="a120" draw:name="Shape 130">
          <svg:title/>
          <svg:desc/>
        </draw:page-thumbnail>
        <draw:frame draw:id="id4" presentation:style-name="a123" draw:name="Shape 131" svg:x="1in" svg:y="4.75in" svg:width="5.5in" svg:height="4.5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</presentation:notes>
    </style:master-page>
    <style:master-page style:name="Master1-Layout5-tx-Title-Only" style:page-layout-name="pageLayout1" draw:style-name="a125">
      <draw:frame draw:id="id16" presentation:style-name="a128" draw:name="Title Text" svg:x="0.55118in" svg:y="0.32953in" svg:width="9.92087in" svg:height="1.38031in" presentation:class="title" presentation:placeholder="false">
        <draw:text-box>
          <text:p text:style-name="a127" text:class-names="" text:cond-style-name=""><text:span text:style-name="a126" text:class-names="">Title Text</text:span></text:p>
        </draw:text-box>
        <svg:title/>
        <svg:desc/>
      </draw:frame>
      <draw:frame draw:id="id17" presentation:style-name="a131" draw:name="Slide Number" svg:x="5.32338in" svg:y="7.6594in" svg:width="2.56991in" svg:height="0.44445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presentation:notes style:page-layout-name="pageLayout2" draw:style-name="a136">
        <draw:page-thumbnail svg:x="1.25in" svg:y="0.75in" svg:width="5in" svg:height="3.75in" presentation:class="page" draw:id="id3" presentation:style-name="a132" draw:name="Shape 130">
          <svg:title/>
          <svg:desc/>
        </draw:page-thumbnail>
        <draw:frame draw:id="id4" presentation:style-name="a135" draw:name="Shape 131" svg:x="1in" svg:y="4.75in" svg:width="5.5in" svg:height="4.5in" presentation:class="notes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</presentation:notes>
    </style:master-page>
    <style:master-page style:name="Master1-Layout6-tx-Centered-Text" style:page-layout-name="pageLayout1" draw:style-name="a137">
      <draw:frame draw:id="id18" presentation:style-name="a153" draw:name="Body Level One…" svg:x="0.55118in" svg:y="0.32953in" svg:width="9.92087in" svg:height="6.39961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Body Level One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Body Level Two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50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56" draw:name="Slide Number" svg:x="5.32338in" svg:y="7.6594in" svg:width="2.56991in" svg:height="0.44445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25in" svg:y="0.75in" svg:width="5in" svg:height="3.75in" presentation:class="page" draw:id="id3" presentation:style-name="a157" draw:name="Shape 130">
          <svg:title/>
          <svg:desc/>
        </draw:page-thumbnail>
        <draw:frame draw:id="id4" presentation:style-name="a160" draw:name="Shape 131" svg:x="1in" svg:y="4.75in" svg:width="5.5in" svg:height="4.5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</presentation:notes>
    </style:master-page>
    <style:master-page style:name="Master1-Layout7-tx-Title,-2-Content-and-Content" style:page-layout-name="pageLayout1" draw:style-name="a162">
      <draw:frame draw:id="id20" presentation:style-name="a165" draw:name="Title Text" svg:x="0.55118in" svg:y="0.32953in" svg:width="9.92087in" svg:height="1.38031in" presentation:class="title" presentation:placeholder="false">
        <draw:text-box>
          <text:p text:style-name="a164" text:class-names="" text:cond-style-name=""><text:span text:style-name="a163" text:class-names="">Title Text</text:span></text:p>
        </draw:text-box>
        <svg:title/>
        <svg:desc/>
      </draw:frame>
      <draw:frame draw:id="id21" presentation:style-name="a181" draw:name="Body Level One…" svg:x="0.55118in" svg:y="1.93465in" svg:width="4.84134in" svg:height="2.28701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Body Level One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Body Level Two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5.63504in" svg:y="1.93465in" svg:width="4.84134in" svg:height="4.79488in" draw:id="id22" draw:style-name="a185" draw:name="PlaceHolder 3">
        <svg:title/>
        <svg:desc/>
        <text:list text:style-name="a184">
          <text:list-item>
            <text:p text:style-name="a183" text:class-names="" text:cond-style-name=""><text:span text:style-name="a182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89" draw:name="PlaceHolder 4" svg:x="0.55118in" svg:y="4.43937in" svg:width="4.84134in" svg:height="2.2870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/></text:p>
            </text:list-item>
          </text:list>
        </draw:text-box>
        <svg:title/>
        <svg:desc/>
      </draw:frame>
      <draw:frame draw:id="id24" presentation:style-name="a192" draw:name="Slide Number" svg:x="5.32338in" svg:y="7.6594in" svg:width="2.56991in" svg:height="0.44445in" presentation:class="page-number" presentation:placeholder="false">
        <draw:text-box>
          <text:p text:style-name="a191" text:class-names="" text:cond-style-name=""><text:span text:style-name="a190" text:class-names=""><text:page-number style:num-format="1" text:fixed="false"/></text:span></text:p>
        </draw:text-box>
        <svg:title/>
        <svg:desc/>
      </draw:frame>
      <presentation:notes style:page-layout-name="pageLayout2" draw:style-name="a197">
        <draw:page-thumbnail svg:x="1.25in" svg:y="0.75in" svg:width="5in" svg:height="3.75in" presentation:class="page" draw:id="id3" presentation:style-name="a193" draw:name="Shape 130">
          <svg:title/>
          <svg:desc/>
        </draw:page-thumbnail>
        <draw:frame draw:id="id4" presentation:style-name="a196" draw:name="Shape 131" svg:x="1in" svg:y="4.75in" svg:width="5.5in" svg:height="4.5in" presentation:class="notes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</presentation:notes>
    </style:master-page>
    <style:master-page style:name="Master1-Layout8-tx-Title-Content-and-2-Content" style:page-layout-name="pageLayout1" draw:style-name="a198">
      <draw:frame draw:id="id25" presentation:style-name="a201" draw:name="Title Text" svg:x="0.55118in" svg:y="0.32953in" svg:width="9.92087in" svg:height="1.38031in" presentation:class="title" presentation:placeholder="false">
        <draw:text-box>
          <text:p text:style-name="a200" text:class-names="" text:cond-style-name=""><text:span text:style-name="a199" text:class-names="">Title Text</text:span></text:p>
        </draw:text-box>
        <svg:title/>
        <svg:desc/>
      </draw:frame>
      <draw:frame draw:id="id26" presentation:style-name="a217" draw:name="Body Level One…" svg:x="0.55118in" svg:y="1.93465in" svg:width="4.84134in" svg:height="4.79488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Body Level One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Body Level Two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4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5.63504in" svg:y="1.93465in" svg:width="4.84134in" svg:height="2.28701in" draw:id="id27" draw:style-name="a221" draw:name="PlaceHolder 3">
        <svg:title/>
        <svg:desc/>
        <text:list text:style-name="a220">
          <text:list-item>
            <text:p text:style-name="a219" text:class-names="" text:cond-style-name=""><text:span text:style-name="a218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225" draw:name="PlaceHolder 4" svg:x="5.63504in" svg:y="4.43937in" svg:width="4.84134in" svg:height="2.28701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/></text:p>
            </text:list-item>
          </text:list>
        </draw:text-box>
        <svg:title/>
        <svg:desc/>
      </draw:frame>
      <draw:frame draw:id="id29" presentation:style-name="a228" draw:name="Slide Number" svg:x="5.32338in" svg:y="7.6594in" svg:width="2.56991in" svg:height="0.44445in" presentation:class="page-number" presentation:placeholder="false">
        <draw:text-box>
          <text:p text:style-name="a227" text:class-names="" text:cond-style-name=""><text:span text:style-name="a226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page-thumbnail svg:x="1.25in" svg:y="0.75in" svg:width="5in" svg:height="3.75in" presentation:class="page" draw:id="id3" presentation:style-name="a229" draw:name="Shape 130">
          <svg:title/>
          <svg:desc/>
        </draw:page-thumbnail>
        <draw:frame draw:id="id4" presentation:style-name="a232" draw:name="Shape 131" svg:x="1in" svg:y="4.75in" svg:width="5.5in" svg:height="4.5in" presentation:class="notes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</presentation:notes>
    </style:master-page>
    <style:master-page style:name="Master1-Layout9-tx-Title,-2-Content-over-Content" style:page-layout-name="pageLayout1" draw:style-name="a234">
      <draw:frame draw:id="id30" presentation:style-name="a237" draw:name="Title Text" svg:x="0.55118in" svg:y="0.32953in" svg:width="9.92087in" svg:height="1.38031in" presentation:class="title" presentation:placeholder="false">
        <draw:text-box>
          <text:p text:style-name="a236" text:class-names="" text:cond-style-name=""><text:span text:style-name="a235" text:class-names="">Title Text</text:span></text:p>
        </draw:text-box>
        <svg:title/>
        <svg:desc/>
      </draw:frame>
      <draw:frame draw:id="id31" presentation:style-name="a253" draw:name="Body Level One…" svg:x="0.55118in" svg:y="1.93465in" svg:width="4.84134in" svg:height="2.28701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Body Level One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Body Level Two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5.63504in" svg:y="1.93465in" svg:width="4.84134in" svg:height="2.28701in" draw:id="id32" draw:style-name="a257" draw:name="PlaceHolder 3">
        <svg:title/>
        <svg:desc/>
        <text:list text:style-name="a256">
          <text:list-item>
            <text:p text:style-name="a255" text:class-names="" text:cond-style-name=""><text:span text:style-name="a254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261" draw:name="PlaceHolder 4" svg:x="0.55118in" svg:y="4.43937in" svg:width="9.92087in" svg:height="2.28701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/></text:p>
            </text:list-item>
          </text:list>
        </draw:text-box>
        <svg:title/>
        <svg:desc/>
      </draw:frame>
      <draw:frame draw:id="id34" presentation:style-name="a264" draw:name="Slide Number" svg:x="5.32338in" svg:y="7.6594in" svg:width="2.56991in" svg:height="0.44445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  <presentation:notes style:page-layout-name="pageLayout2" draw:style-name="a269">
        <draw:page-thumbnail svg:x="1.25in" svg:y="0.75in" svg:width="5in" svg:height="3.75in" presentation:class="page" draw:id="id3" presentation:style-name="a265" draw:name="Shape 130">
          <svg:title/>
          <svg:desc/>
        </draw:page-thumbnail>
        <draw:frame draw:id="id4" presentation:style-name="a268" draw:name="Shape 131" svg:x="1in" svg:y="4.75in" svg:width="5.5in" svg:height="4.5in" presentation:class="notes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</presentation:notes>
    </style:master-page>
    <style:master-page style:name="Master1-Layout10-tx-Title,-Content-over-Content" style:page-layout-name="pageLayout1" draw:style-name="a270">
      <draw:frame draw:id="id35" presentation:style-name="a273" draw:name="Title Text" svg:x="0.55118in" svg:y="0.32953in" svg:width="9.92087in" svg:height="1.38031in" presentation:class="title" presentation:placeholder="false">
        <draw:text-box>
          <text:p text:style-name="a272" text:class-names="" text:cond-style-name=""><text:span text:style-name="a271" text:class-names="">Title Text</text:span></text:p>
        </draw:text-box>
        <svg:title/>
        <svg:desc/>
      </draw:frame>
      <draw:frame draw:id="id36" presentation:style-name="a289" draw:name="Body Level One…" svg:x="0.55118in" svg:y="1.93465in" svg:width="9.92087in" svg:height="2.28701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Body Level One</text:span></text:p>
            </text:list-item>
          </text:list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Body Level Two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6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3" draw:name="PlaceHolder 3" svg:x="0.55118in" svg:y="4.43937in" svg:width="9.92087in" svg:height="2.28701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/></text:p>
            </text:list-item>
          </text:list>
        </draw:text-box>
        <svg:title/>
        <svg:desc/>
      </draw:frame>
      <draw:frame draw:id="id38" presentation:style-name="a296" draw:name="Slide Number" svg:x="5.32338in" svg:y="7.6594in" svg:width="2.56991in" svg:height="0.44445in" presentation:class="page-number" presentation:placeholder="false">
        <draw:text-box>
          <text:p text:style-name="a295" text:class-names="" text:cond-style-name=""><text:span text:style-name="a294" text:class-names=""><text:page-number style:num-format="1" text:fixed="false"/></text:span></text:p>
        </draw:text-box>
        <svg:title/>
        <svg:desc/>
      </draw:frame>
      <presentation:notes style:page-layout-name="pageLayout2" draw:style-name="a301">
        <draw:page-thumbnail svg:x="1.25in" svg:y="0.75in" svg:width="5in" svg:height="3.75in" presentation:class="page" draw:id="id3" presentation:style-name="a297" draw:name="Shape 130">
          <svg:title/>
          <svg:desc/>
        </draw:page-thumbnail>
        <draw:frame draw:id="id4" presentation:style-name="a300" draw:name="Shape 131" svg:x="1in" svg:y="4.75in" svg:width="5.5in" svg:height="4.5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</presentation:notes>
    </style:master-page>
    <style:master-page style:name="Master1-Layout11-tx-Title,-4-Content" style:page-layout-name="pageLayout1" draw:style-name="a302">
      <draw:frame draw:id="id39" presentation:style-name="a305" draw:name="Title Text" svg:x="0.55118in" svg:y="0.32953in" svg:width="9.92087in" svg:height="1.38031in" presentation:class="title" presentation:placeholder="false">
        <draw:text-box>
          <text:p text:style-name="a304" text:class-names="" text:cond-style-name=""><text:span text:style-name="a303" text:class-names="">Title Text</text:span></text:p>
        </draw:text-box>
        <svg:title/>
        <svg:desc/>
      </draw:frame>
      <draw:frame draw:id="id40" presentation:style-name="a321" draw:name="Body Level One…" svg:x="0.55118in" svg:y="1.93465in" svg:width="4.84134in" svg:height="2.28701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Body Level One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Body Level Two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8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5.63504in" svg:y="1.93465in" svg:width="4.84134in" svg:height="2.28701in" draw:id="id41" draw:style-name="a325" draw:name="PlaceHolder 3">
        <svg:title/>
        <svg:desc/>
        <text:list text:style-name="a324">
          <text:list-item>
            <text:p text:style-name="a323" text:class-names="" text:cond-style-name=""><text:span text:style-name="a322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custom-shape svg:x="0.55118in" svg:y="4.43937in" svg:width="4.84134in" svg:height="2.28701in" draw:id="id42" draw:style-name="a329" draw:name="PlaceHolder 4">
        <svg:title/>
        <svg:desc/>
        <text:list text:style-name="a328">
          <text:list-item>
            <text:p text:style-name="a327" text:class-names="" text:cond-style-name=""><text:span text:style-name="a326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333" draw:name="PlaceHolder 5" svg:x="5.63504in" svg:y="4.43937in" svg:width="4.84134in" svg:height="2.28701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/></text:p>
            </text:list-item>
          </text:list>
        </draw:text-box>
        <svg:title/>
        <svg:desc/>
      </draw:frame>
      <draw:frame draw:id="id44" presentation:style-name="a336" draw:name="Slide Number" svg:x="5.32338in" svg:y="7.6594in" svg:width="2.56991in" svg:height="0.44445in" presentation:class="page-number" presentation:placeholder="false">
        <draw:text-box>
          <text:p text:style-name="a335" text:class-names="" text:cond-style-name=""><text:span text:style-name="a334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5in" svg:y="0.75in" svg:width="5in" svg:height="3.75in" presentation:class="page" draw:id="id3" presentation:style-name="a337" draw:name="Shape 130">
          <svg:title/>
          <svg:desc/>
        </draw:page-thumbnail>
        <draw:frame draw:id="id4" presentation:style-name="a340" draw:name="Shape 131" svg:x="1in" svg:y="4.75in" svg:width="5.5in" svg:height="4.5in" presentation:class="notes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</presentation:notes>
    </style:master-page>
    <style:master-page style:name="Master1-Layout12-tx-Title,-6-Content" style:page-layout-name="pageLayout1" draw:style-name="a342">
      <draw:frame draw:id="id45" presentation:style-name="a345" draw:name="Title Text" svg:x="0.55118in" svg:y="0.32953in" svg:width="9.92087in" svg:height="1.38031in" presentation:class="title" presentation:placeholder="false">
        <draw:text-box>
          <text:p text:style-name="a344" text:class-names="" text:cond-style-name=""><text:span text:style-name="a343" text:class-names="">Title Text</text:span></text:p>
        </draw:text-box>
        <svg:title/>
        <svg:desc/>
      </draw:frame>
      <draw:frame draw:id="id46" presentation:style-name="a361" draw:name="Body Level One…" svg:x="0.55118in" svg:y="1.93465in" svg:width="3.1941in" svg:height="2.28701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Body Level One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Body Level Two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3.90551in" svg:y="1.93465in" svg:width="3.1941in" svg:height="2.28701in" draw:id="id47" draw:style-name="a365" draw:name="PlaceHolder 3">
        <svg:title/>
        <svg:desc/>
        <text:list text:style-name="a364">
          <text:list-item>
            <text:p text:style-name="a363" text:class-names="" text:cond-style-name=""><text:span text:style-name="a362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custom-shape svg:x="7.25945in" svg:y="1.93465in" svg:width="3.1941in" svg:height="2.28701in" draw:id="id48" draw:style-name="a369" draw:name="PlaceHolder 4">
        <svg:title/>
        <svg:desc/>
        <text:list text:style-name="a368">
          <text:list-item>
            <text:p text:style-name="a367" text:class-names="" text:cond-style-name=""><text:span text:style-name="a366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custom-shape svg:x="0.55118in" svg:y="4.43937in" svg:width="3.1941in" svg:height="2.28701in" draw:id="id49" draw:style-name="a373" draw:name="PlaceHolder 5">
        <svg:title/>
        <svg:desc/>
        <text:list text:style-name="a372">
          <text:list-item>
            <text:p text:style-name="a371" text:class-names="" text:cond-style-name=""><text:span text:style-name="a370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custom-shape svg:x="3.90551in" svg:y="4.43937in" svg:width="3.1941in" svg:height="2.28701in" draw:id="id50" draw:style-name="a377" draw:name="PlaceHolder 6">
        <svg:title/>
        <svg:desc/>
        <text:list text:style-name="a376">
          <text:list-item>
            <text:p text:style-name="a375" text:class-names="" text:cond-style-name=""><text:span text:style-name="a374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381" draw:name="PlaceHolder 7" svg:x="7.25945in" svg:y="4.43937in" svg:width="3.1941in" svg:height="2.28701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/></text:p>
            </text:list-item>
          </text:list>
        </draw:text-box>
        <svg:title/>
        <svg:desc/>
      </draw:frame>
      <draw:frame draw:id="id52" presentation:style-name="a384" draw:name="Slide Number" svg:x="5.32338in" svg:y="7.6594in" svg:width="2.56991in" svg:height="0.44445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389">
        <draw:page-thumbnail svg:x="1.25in" svg:y="0.75in" svg:width="5in" svg:height="3.75in" presentation:class="page" draw:id="id3" presentation:style-name="a385" draw:name="Shape 130">
          <svg:title/>
          <svg:desc/>
        </draw:page-thumbnail>
        <draw:frame draw:id="id4" presentation:style-name="a388" draw:name="Shape 131" svg:x="1in" svg:y="4.75in" svg:width="5.5in" svg:height="4.5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cloudconvert_8</dc:creator>
    <dc:date>2018-05-19T01:56:31Z</dc:date>
    <meta:editing-cycles>1</meta:editing-cycles>
    <meta:editing-duration>PT0S</meta:editing-duration>
    <meta:document-statistic meta:paragraph-count="40" meta:word-count="472"/>
  </office:meta>
</office:document-meta>
</file>